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left="0.5000in" fo:text-align="center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000000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000000"/>
    </style:style>
    <style:style style:name="P3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Arial" fo:font-size="10.0pt"/>
    </style:style>
    <style:style style:name="P4" style:family="paragraph" style:parent-style-name="Standard">
      <style:text-properties style:font-name="Arial" fo:font-size="10.0pt" fo:color="#000000"/>
    </style:style>
    <style:style style:name="P5" style:family="paragraph" style:parent-style-name="Standard">
      <style:paragraph-properties fo:margin-left="0.5000in"/>
      <style:text-properties style:font-name="Arial" fo:font-size="10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1.0000in"/>
        </style:tab-stops>
      </style:paragraph-properties>
      <style:text-properties style:font-name="Arial" fo:font-size="10.0pt" fo:color="#00000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1.0000in"/>
        </style:tab-stops>
      </style:paragraph-properties>
      <style:text-properties style:font-name="Arial" fo:font-size="10.0pt"/>
    </style:style>
    <style:style style:name="P8" style:family="paragraph" style:parent-style-name="Standard">
      <style:text-properties style:font-name="Arial" fo:font-size="10.0pt"/>
    </style:style>
    <style:style style:name="P9" style:family="paragraph" style:parent-style-name="Standard">
      <style:paragraph-properties style:line-height-at-least="0.2500in"/>
      <style:text-properties style:font-name="Monaco" fo:font-size="12.0pt" fo:color="#262626" fo:background-color="#f2f2f2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p text:style-name="P1"><text:span text:style-name="T1">SQL TASKS</text:span></text:p>
        </text:list-item>
        <text:list-item>
          <text:p text:style-name="P2"/>
        </text:list-item>
        <text:list-item>
          <text:p text:style-name="P2">Given tables T1 and T2. </text:p>
        </text:list-item>
        <text:list-item>
          <text:p text:style-name="P2">Each table has only 1 column and it’s of the same data type.</text:p>
        </text:list-item>
        <text:list-item>
          <text:p text:style-name="P2">Write a query that returns the values that are unique to T1. Each value should appear once.</text:p>
        </text:list-item>
        <text:list-item>
          <text:p text:style-name="P2">* Write at least 2 queries<text:span text:style-name="T1"><text:s/></text:span>(1 of them <text:span text:style-name="T1">must not include sub-query</text:span>).</text:p>
        </text:list-item>
      </text:list>
      <text:p text:style-name="P3"/>
      <text:p text:style-name="P4"><text:s text:c="12"/>select distinct column1 from T1 </text:p>
      <text:p text:style-name="P4"/>
      <text:p text:style-name="P4"/>
      <text:list text:style-name="L1">
        <text:list-item>
          <text:p text:style-name="P2">Given tables T and CSV. </text:p>
        </text:list-item>
        <text:list-item>
          <text:p text:style-name="P2">Write a query that returns table T such that the values in T are overridden by the values from table CSV if the ids match.</text:p>
        </text:list-item>
        <text:list-item>
          <text:p text:style-name="P2">See the expected results below.</text:p>
        </text:list-item>
      </text:list>
      <text:p text:style-name="P5"/>
      <text:p text:style-name="P5"><text:span text:style-name="T1">Please notice:</text:span></text:p>
      <text:list text:style-name="L2">
        <text:list-item>
          <text:p text:style-name="P6">Some ID’s in table CSV may have the same value</text:p>
        </text:list-item>
        <text:list-item>
          <text:p text:style-name="P7">The answer must contain 1 query only.</text:p>
        </text:list-item>
        <text:list-item>
          <text:p text:style-name="P7">The tables contain an example data, the query should work for any amount of data inside the tables.</text:p>
        </text:list-item>
      </text:list>
      <text:p text:style-name="P8"/>
      <text:p text:style-name="P4">Table T <text:tab/><text:s text:c="2"/></text:p>
      <text:p text:style-name="P4"/>
      <text:p text:style-name="P4">CREATE TABLE `T`.`t` (</text:p>
      <text:p text:style-name="P4"><text:s text:c="2"/>`ID` INT NOT NULL,</text:p>
      <text:p text:style-name="P4"><text:s text:c="2"/>`Value` VARCHAR(45) NULL,</text:p>
      <text:p text:style-name="P4"><text:s text:c="2"/>PRIMARY KEY (`ID`));</text:p>
      <text:p text:style-name="P4"><text:s text:c="2"/>INSERT INTO <text:s/>T.t (id, <text:s/>value) </text:p>
      <text:p text:style-name="P4"><text:s text:c="2"/>Values (1, "AAA"), (2, "BBB"), (3, "CCC"), (4, "DDD"), (5, "EEE"), (6, "FFF")</text:p>
      <text:p text:style-name="P4"/>
      <text:p text:style-name="P8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ID</text:p>
          </table:table-cell>
          <table:table-cell table:style-name="TableCell1">
            <text:p text:style-name="P4">Value</text:p>
          </table:table-cell>
        </table:table-row>
        <table:table-row>
          <table:table-cell table:style-name="TableCell1">
            <text:p text:style-name="P4">1</text:p>
          </table:table-cell>
          <table:table-cell table:style-name="TableCell1">
            <text:p text:style-name="P4">AAA</text:p>
          </table:table-cell>
        </table:table-row>
        <table:table-row>
          <table:table-cell table:style-name="TableCell1">
            <text:p text:style-name="P4">2</text:p>
          </table:table-cell>
          <table:table-cell table:style-name="TableCell1">
            <text:p text:style-name="P4">BBB</text:p>
          </table:table-cell>
        </table:table-row>
        <table:table-row>
          <table:table-cell table:style-name="TableCell1">
            <text:p text:style-name="P4">3</text:p>
          </table:table-cell>
          <table:table-cell table:style-name="TableCell1">
            <text:p text:style-name="P4">CCC</text:p>
          </table:table-cell>
        </table:table-row>
        <table:table-row>
          <table:table-cell table:style-name="TableCell1">
            <text:p text:style-name="P4">4</text:p>
          </table:table-cell>
          <table:table-cell table:style-name="TableCell1">
            <text:p text:style-name="P4">DDD</text:p>
          </table:table-cell>
        </table:table-row>
        <table:table-row>
          <table:table-cell table:style-name="TableCell1">
            <text:p text:style-name="P4">5</text:p>
          </table:table-cell>
          <table:table-cell table:style-name="TableCell1">
            <text:p text:style-name="P4">EEE</text:p>
          </table:table-cell>
        </table:table-row>
        <table:table-row>
          <table:table-cell table:style-name="TableCell1">
            <text:p text:style-name="P4">6</text:p>
          </table:table-cell>
          <table:table-cell table:style-name="TableCell1">
            <text:p text:style-name="P4">FFF</text:p>
          </table:table-cell>
        </table:table-row>
      </table:table>
      <text:p text:style-name="P8"/>
      <text:p text:style-name="P4"/>
      <text:p text:style-name="P4">CSV. <text:s text:c="4"/>Imported csv file into Table t.csv. (into the MySQL Workbench)</text:p>
      <text:p text:style-name="P8"/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4">ID</text:p>
          </table:table-cell>
          <table:table-cell table:style-name="TableCell1">
            <text:p text:style-name="P4">Value</text:p>
          </table:table-cell>
        </table:table-row>
        <table:table-row>
          <table:table-cell table:style-name="TableCell1">
            <text:p text:style-name="P4">1</text:p>
          </table:table-cell>
          <table:table-cell table:style-name="TableCell1">
            <text:p text:style-name="P4">AAA</text:p>
          </table:table-cell>
        </table:table-row>
        <table:table-row>
          <table:table-cell table:style-name="TableCell1">
            <text:p text:style-name="P4">2</text:p>
          </table:table-cell>
          <table:table-cell table:style-name="TableCell1">
            <text:p text:style-name="P4">ZZZ</text:p>
          </table:table-cell>
        </table:table-row>
        <table:table-row>
          <table:table-cell table:style-name="TableCell1">
            <text:p text:style-name="P4">3</text:p>
          </table:table-cell>
          <table:table-cell table:style-name="TableCell1">
            <text:p text:style-name="P4">KKK</text:p>
          </table:table-cell>
        </table:table-row>
        <table:table-row>
          <table:table-cell table:style-name="TableCell1">
            <text:p text:style-name="P4">9</text:p>
          </table:table-cell>
          <table:table-cell table:style-name="TableCell1">
            <text:p text:style-name="P4">GGG</text:p>
          </table:table-cell>
        </table:table-row>
        <table:table-row>
          <table:table-cell table:style-name="TableCell1">
            <text:p text:style-name="P4">11</text:p>
          </table:table-cell>
          <table:table-cell table:style-name="TableCell1">
            <text:p text:style-name="P4">YYY</text:p>
          </table:table-cell>
        </table:table-row>
      </table:table>
      <text:p text:style-name="P4"/>
      <text:p text:style-name="P4"/>
      <text:p text:style-name="P4"/>
      <text:p text:style-name="P4">The result output needs to be: <text:s/></text:p>
      <text:p text:style-name="P9"><text:span text:style-name="T2">UPDATE T.t</text:span></text:p>
      <text:p text:style-name="P9"><text:span text:style-name="T2">INNER JOIN T.csv on T.csv.id = T.t.id</text:span></text:p>
      <text:p text:style-name="P9"><text:span text:style-name="T2">SET T.t.id = T.csv.id</text:span></text:p>
      <text:p text:style-name="P9"><text:span text:style-name="T2">WHERE T.t.id = T.csv.id;</text:span></text:p>
      <text:p text:style-name="P8"/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4">ID</text:p>
          </table:table-cell>
          <table:table-cell table:style-name="TableCell1">
            <text:p text:style-name="P4">Value</text:p>
          </table:table-cell>
        </table:table-row>
        <table:table-row>
          <table:table-cell table:style-name="TableCell1">
            <text:p text:style-name="P4">1</text:p>
          </table:table-cell>
          <table:table-cell table:style-name="TableCell1">
            <text:p text:style-name="P4">AAA</text:p>
          </table:table-cell>
        </table:table-row>
        <table:table-row>
          <table:table-cell table:style-name="TableCell1">
            <text:p text:style-name="P4">2</text:p>
          </table:table-cell>
          <table:table-cell table:style-name="TableCell1">
            <text:p text:style-name="P4">ZZZ</text:p>
          </table:table-cell>
        </table:table-row>
        <table:table-row>
          <table:table-cell table:style-name="TableCell1">
            <text:p text:style-name="P4">3</text:p>
          </table:table-cell>
          <table:table-cell table:style-name="TableCell1">
            <text:p text:style-name="P4">KKK</text:p>
          </table:table-cell>
        </table:table-row>
        <table:table-row>
          <table:table-cell table:style-name="TableCell1">
            <text:p text:style-name="P4">4</text:p>
          </table:table-cell>
          <table:table-cell table:style-name="TableCell1">
            <text:p text:style-name="P4">DDD</text:p>
          </table:table-cell>
        </table:table-row>
        <table:table-row>
          <table:table-cell table:style-name="TableCell1">
            <text:p text:style-name="P4">5</text:p>
          </table:table-cell>
          <table:table-cell table:style-name="TableCell1">
            <text:p text:style-name="P4">EEE</text:p>
          </table:table-cell>
        </table:table-row>
        <table:table-row>
          <table:table-cell table:style-name="TableCell1">
            <text:p text:style-name="P4">6</text:p>
          </table:table-cell>
          <table:table-cell table:style-name="TableCell1">
            <text:p text:style-name="P4">FFF</text:p>
          </table:table-cell>
        </table:table-row>
      </table:table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